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3.84cm"/>
    </style:style>
    <style:style style:name="co6" style:family="table-column">
      <style:table-column-properties fo:break-before="auto" style:column-width="4.999cm"/>
    </style:style>
    <style:style style:name="co7" style:family="table-column">
      <style:table-column-properties fo:break-before="auto" style:column-width="18.4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5.168cm"/>
    </style:style>
    <style:style style:name="co11" style:family="table-column">
      <style:table-column-properties fo:break-before="auto" style:column-width="5.066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6pt" style:font-size-asian="16pt" style:font-size-complex="16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Arial" fo:font-size="16pt" style:font-size-asian="16pt" style:font-size-complex="16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Arial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B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column table:style-name="co6" table:default-cell-style-name="ce4"/>
        <table:table-column table:style-name="co7" table:default-cell-style-name="ce4"/>
        <table:table-column table:style-name="co8" table:number-columns-repeated="16375" table:default-cell-style-name="ce4"/>
        <table:table-column table:style-name="co8" table:number-columns-repeated="2" table:default-cell-style-name="ce7"/>
        <table:table-row table:style-name="ro1">
          <table:table-cell office:value-type="string" calcext:value-type="string">
            <text:p>Identificador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Preço Unitário (R$)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Desconto (%)</text:p>
          </table:table-cell>
          <table:table-cell office:value-type="string" calcext:value-type="string">
            <text:p>URL Imagem</text:p>
          </table:table-cell>
          <table:table-cell office:value-type="string" calcext:value-type="string">
            <text:p>Descrição</text:p>
          </table:table-cell>
          <table:table-cell table:number-columns-repeated="1637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Bonsai Flamboyant Florido 15 anos</text:p>
          </table:table-cell>
          <table:table-cell office:value-type="float" office:value="2200" calcext:value-type="float">
            <text:p>2200,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g/bonsai-01.svg</text:p>
          </table:table-cell>
          <table:table-cell table:formula="of:=CONCATENATE([.B2]; &quot;, Vaso Esmaltado Petro com Musgo&quot;)" office:value-type="string" office:string-value="Bonsai Flamboyant Florido 15 anos, Vaso Esmaltado Petro com Musgo" calcext:value-type="string">
            <text:p>Bonsai Flamboyant Florido 15 anos, Vaso Esmaltado Petro com Musgo</text:p>
          </table:table-cell>
          <table:table-cell table:number-columns-repeated="1637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Bonsai Flamboyant 10 anos</text:p>
          </table:table-cell>
          <table:table-cell office:value-type="float" office:value="1800" calcext:value-type="float">
            <text:p>1800,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g/bonsai-02.svg</text:p>
          </table:table-cell>
          <table:table-cell table:formula="of:=CONCATENATE([.B3]; &quot;, Vaso Esmaltado Petro com Musgo&quot;)" office:value-type="string" office:string-value="Bonsai Flamboyant 10 anos, Vaso Esmaltado Petro com Musgo" calcext:value-type="string">
            <text:p>Bonsai Flamboyant 10 anos, Vaso Esmaltado Petro com Musgo</text:p>
          </table:table-cell>
          <table:table-cell table:number-columns-repeated="1637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onsai Thuja 18 anos</text:p>
          </table:table-cell>
          <table:table-cell office:value-type="float" office:value="2400" calcext:value-type="float">
            <text:p>2400,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g/bonsai-03.svg</text:p>
          </table:table-cell>
          <table:table-cell table:formula="of:=CONCATENATE([.B4]; &quot;, Vaso Esmaltado Petro com Musgo&quot;)" office:value-type="string" office:string-value="Bonsai Thuja 18 anos, Vaso Esmaltado Petro com Musgo" calcext:value-type="string">
            <text:p>Bonsai Thuja 18 anos, Vaso Esmaltado Petro com Musgo</text:p>
          </table:table-cell>
          <table:table-cell table:number-columns-repeated="1637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onsai Pinus 30 anos</text:p>
          </table:table-cell>
          <table:table-cell office:value-type="float" office:value="7000" calcext:value-type="float">
            <text:p>7000,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/bonsai-04.svg</text:p>
          </table:table-cell>
          <table:table-cell table:formula="of:=CONCATENATE([.B5]; &quot;, Vaso Esmaltado Petro com Musgo&quot;)" office:value-type="string" office:string-value="Bonsai Pinus 30 anos, Vaso Esmaltado Petro com Musgo" calcext:value-type="string">
            <text:p>Bonsai Pinus 30 anos, Vaso Esmaltado Petro com Musgo</text:p>
          </table:table-cell>
          <table:table-cell table:number-columns-repeated="1637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onsai Thuja 28 anos</text:p>
          </table:table-cell>
          <table:table-cell office:value-type="float" office:value="5400" calcext:value-type="float">
            <text:p>5400,0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/bonsai-05.svg</text:p>
          </table:table-cell>
          <table:table-cell table:formula="of:=CONCATENATE([.B6]; &quot;, Vaso Esmaltado Petro com Musgo&quot;)" office:value-type="string" office:string-value="Bonsai Thuja 28 anos, Vaso Esmaltado Petro com Musgo" calcext:value-type="string">
            <text:p>Bonsai Thuja 28 anos, Vaso Esmaltado Petro com Musgo</text:p>
          </table:table-cell>
          <table:table-cell table:number-columns-repeated="1637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Bonsai Piracanta 7 anos</text:p>
          </table:table-cell>
          <table:table-cell office:value-type="float" office:value="320" calcext:value-type="float">
            <text:p>320,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g/bonsai-06.svg</text:p>
          </table:table-cell>
          <table:table-cell table:formula="of:=CONCATENATE([.B7]; &quot;, Vaso Esmaltado Petro com Musgo&quot;)" office:value-type="string" office:string-value="Bonsai Piracanta 7 anos, Vaso Esmaltado Petro com Musgo" calcext:value-type="string">
            <text:p>Bonsai Piracanta 7 anos, Vaso Esmaltado Petro com Musgo</text:p>
          </table:table-cell>
          <table:table-cell table:number-columns-repeated="1637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Bonsai Piracanta Florido 7 anos</text:p>
          </table:table-cell>
          <table:table-cell office:value-type="float" office:value="450" calcext:value-type="float">
            <text:p>450,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g/bonsai-07.svg</text:p>
          </table:table-cell>
          <table:table-cell table:formula="of:=CONCATENATE([.B8]; &quot;, Vaso Esmaltado Petro&quot;)" office:value-type="string" office:string-value="Bonsai Piracanta Florido 7 anos, Vaso Esmaltado Petro" calcext:value-type="string">
            <text:p>Bonsai Piracanta Florido 7 anos, Vaso Esmaltado Petro</text:p>
          </table:table-cell>
          <table:table-cell table:number-columns-repeated="1637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Bonsai Juniperus 22 Anos</text:p>
          </table:table-cell>
          <table:table-cell office:value-type="float" office:value="8300" calcext:value-type="float">
            <text:p>8300,0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g/bonsai-08.svg</text:p>
          </table:table-cell>
          <table:table-cell table:formula="of:=CONCATENATE([.B9]; &quot;, Vaso Retangular Terracota&quot;)" office:value-type="string" office:string-value="Bonsai Juniperus 22 Anos, Vaso Retangular Terracota" calcext:value-type="string">
            <text:p>Bonsai Juniperus 22 Anos, Vaso Retangular Terracota</text:p>
          </table:table-cell>
          <table:table-cell table:number-columns-repeated="1637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Bonsai Juniperus 32 Anos</text:p>
          </table:table-cell>
          <table:table-cell office:value-type="float" office:value="11850" calcext:value-type="float">
            <text:p>11850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g/bonsai-09.svg</text:p>
          </table:table-cell>
          <table:table-cell table:formula="of:=CONCATENATE([.B10]; &quot;, Vaso Retangular Terracota&quot;)" office:value-type="string" office:string-value="Bonsai Juniperus 32 Anos, Vaso Retangular Terracota" calcext:value-type="string">
            <text:p>Bonsai Juniperus 32 Anos, Vaso Retangular Terracota</text:p>
          </table:table-cell>
          <table:table-cell table:number-columns-repeated="1637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onsai Juniperus 25 Anos</text:p>
          </table:table-cell>
          <table:table-cell office:value-type="float" office:value="9900" calcext:value-type="float">
            <text:p>9900,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g/bonsai-10.svg</text:p>
          </table:table-cell>
          <table:table-cell table:formula="of:=CONCATENATE([.B11]; &quot;, Vaso Retangular Terracota&quot;)" office:value-type="string" office:string-value="Bonsai Juniperus 25 Anos, Vaso Retangular Terracota" calcext:value-type="string">
            <text:p>Bonsai Juniperus 25 Anos, Vaso Retangular Terracota</text:p>
          </table:table-cell>
          <table:table-cell table:number-columns-repeated="16377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sta" table:style-name="ta1"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8" table:number-columns-repeated="16380" table:default-cell-style-name="ce4"/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Preço Atual</text:p>
          </table:table-cell>
          <table:table-cell office:value-type="string" calcext:value-type="string">
            <text:p>Preço Promocional</text:p>
          </table:table-cell>
          <table:table-cell office:value-type="string" calcext:value-type="string">
            <text:p>Imagem Ilustrativa</text:p>
          </table:table-cell>
          <table:table-cell table:number-columns-repeated="16380"/>
        </table:table-row>
        <table:table-row table:style-name="ro1">
          <table:table-cell table:formula="of:=[$BD.B2]" office:value-type="string" office:string-value="Bonsai Flamboyant Florido 15 anos" calcext:value-type="string">
            <text:p>Bonsai Flamboyant Florido 15 anos</text:p>
          </table:table-cell>
          <table:table-cell table:style-name="ce8" table:formula="of:=[$BD.C2]" office:value-type="currency" office:currency="BRL" office:value="2200" calcext:value-type="currency">
            <text:p>R$ 2.200,00</text:p>
          </table:table-cell>
          <table:table-cell table:style-name="ce8" table:formula="of:=[$BD.C2] - ([$BD.C2] * [$BD.E2] / 100)" office:value-type="currency" office:currency="BRL" office:value="1980" calcext:value-type="currency">
            <text:p>R$ 1.980,00</text:p>
          </table:table-cell>
          <table:table-cell table:formula="of:=[$BD.F2]" office:value-type="string" office:string-value="img/bonsai-01.svg" calcext:value-type="string">
            <text:p>img/bonsai-01.svg</text:p>
          </table:table-cell>
          <table:table-cell table:number-columns-repeated="16380"/>
        </table:table-row>
        <table:table-row table:style-name="ro1">
          <table:table-cell table:formula="of:=[$BD.B3]" office:value-type="string" office:string-value="Bonsai Flamboyant 10 anos" calcext:value-type="string">
            <text:p>Bonsai Flamboyant 10 anos</text:p>
          </table:table-cell>
          <table:table-cell table:style-name="ce8" table:formula="of:=[$BD.C3]" office:value-type="currency" office:currency="BRL" office:value="1800" calcext:value-type="currency">
            <text:p>R$ 1.800,00</text:p>
          </table:table-cell>
          <table:table-cell table:style-name="ce8" table:formula="of:=[$BD.C3] - ([$BD.C3] * [$BD.E3] / 100)" office:value-type="currency" office:currency="BRL" office:value="1620" calcext:value-type="currency">
            <text:p>R$ 1.620,00</text:p>
          </table:table-cell>
          <table:table-cell table:formula="of:=[$BD.F3]" office:value-type="string" office:string-value="img/bonsai-02.svg" calcext:value-type="string">
            <text:p>img/bonsai-02.svg</text:p>
          </table:table-cell>
          <table:table-cell table:number-columns-repeated="16380"/>
        </table:table-row>
        <table:table-row table:style-name="ro1">
          <table:table-cell table:formula="of:=[$BD.B4]" office:value-type="string" office:string-value="Bonsai Thuja 18 anos" calcext:value-type="string">
            <text:p>Bonsai Thuja 18 anos</text:p>
          </table:table-cell>
          <table:table-cell table:style-name="ce8" table:formula="of:=[$BD.C4]" office:value-type="currency" office:currency="BRL" office:value="2400" calcext:value-type="currency">
            <text:p>R$ 2.400,00</text:p>
          </table:table-cell>
          <table:table-cell table:style-name="ce8" table:formula="of:=[$BD.C4] - ([$BD.C4] * [$BD.E4] / 100)" office:value-type="currency" office:currency="BRL" office:value="2280" calcext:value-type="currency">
            <text:p>R$ 2.280,00</text:p>
          </table:table-cell>
          <table:table-cell table:formula="of:=[$BD.F4]" office:value-type="string" office:string-value="img/bonsai-03.svg" calcext:value-type="string">
            <text:p>img/bonsai-03.svg</text:p>
          </table:table-cell>
          <table:table-cell table:number-columns-repeated="16380"/>
        </table:table-row>
        <table:table-row table:style-name="ro1">
          <table:table-cell table:formula="of:=[$BD.B5]" office:value-type="string" office:string-value="Bonsai Pinus 30 anos" calcext:value-type="string">
            <text:p>Bonsai Pinus 30 anos</text:p>
          </table:table-cell>
          <table:table-cell table:style-name="ce8" table:formula="of:=[$BD.C5]" office:value-type="currency" office:currency="BRL" office:value="7000" calcext:value-type="currency">
            <text:p>R$ 7.000,00</text:p>
          </table:table-cell>
          <table:table-cell table:style-name="ce8" table:formula="of:=[$BD.C5] - ([$BD.C5] * [$BD.E5] / 100)" office:value-type="currency" office:currency="BRL" office:value="6860" calcext:value-type="currency">
            <text:p>R$ 6.860,00</text:p>
          </table:table-cell>
          <table:table-cell table:formula="of:=[$BD.F5]" office:value-type="string" office:string-value="img/bonsai-04.svg" calcext:value-type="string">
            <text:p>img/bonsai-04.svg</text:p>
          </table:table-cell>
          <table:table-cell table:number-columns-repeated="16380"/>
        </table:table-row>
        <table:table-row table:style-name="ro1">
          <table:table-cell table:formula="of:=[$BD.B6]" office:value-type="string" office:string-value="Bonsai Thuja 28 anos" calcext:value-type="string">
            <text:p>Bonsai Thuja 28 anos</text:p>
          </table:table-cell>
          <table:table-cell table:style-name="ce8" table:formula="of:=[$BD.C6]" office:value-type="currency" office:currency="BRL" office:value="5400" calcext:value-type="currency">
            <text:p>R$ 5.400,00</text:p>
          </table:table-cell>
          <table:table-cell table:style-name="ce8" table:formula="of:=[$BD.C6] - ([$BD.C6] * [$BD.E6] / 100)" office:value-type="currency" office:currency="BRL" office:value="5292" calcext:value-type="currency">
            <text:p>R$ 5.292,00</text:p>
          </table:table-cell>
          <table:table-cell table:formula="of:=[$BD.F6]" office:value-type="string" office:string-value="img/bonsai-05.svg" calcext:value-type="string">
            <text:p>img/bonsai-05.svg</text:p>
          </table:table-cell>
          <table:table-cell table:number-columns-repeated="16380"/>
        </table:table-row>
        <table:table-row table:style-name="ro1">
          <table:table-cell table:formula="of:=[$BD.B7]" office:value-type="string" office:string-value="Bonsai Piracanta 7 anos" calcext:value-type="string">
            <text:p>Bonsai Piracanta 7 anos</text:p>
          </table:table-cell>
          <table:table-cell table:style-name="ce8" table:formula="of:=[$BD.C7]" office:value-type="currency" office:currency="BRL" office:value="320" calcext:value-type="currency">
            <text:p>R$ 320,00</text:p>
          </table:table-cell>
          <table:table-cell table:style-name="ce8" table:formula="of:=[$BD.C7] - ([$BD.C7] * [$BD.E7] / 100)" office:value-type="currency" office:currency="BRL" office:value="288" calcext:value-type="currency">
            <text:p>R$ 288,00</text:p>
          </table:table-cell>
          <table:table-cell table:formula="of:=[$BD.F7]" office:value-type="string" office:string-value="img/bonsai-06.svg" calcext:value-type="string">
            <text:p>img/bonsai-06.svg</text:p>
          </table:table-cell>
          <table:table-cell table:number-columns-repeated="16380"/>
        </table:table-row>
        <table:table-row table:style-name="ro1">
          <table:table-cell table:formula="of:=[$BD.B8]" office:value-type="string" office:string-value="Bonsai Piracanta Florido 7 anos" calcext:value-type="string">
            <text:p>Bonsai Piracanta Florido 7 anos</text:p>
          </table:table-cell>
          <table:table-cell table:style-name="ce8" table:formula="of:=[$BD.C8]" office:value-type="currency" office:currency="BRL" office:value="450" calcext:value-type="currency">
            <text:p>R$ 450,00</text:p>
          </table:table-cell>
          <table:table-cell table:style-name="ce8" table:formula="of:=[$BD.C8] - ([$BD.C8] * [$BD.E8] / 100)" office:value-type="currency" office:currency="BRL" office:value="405" calcext:value-type="currency">
            <text:p>R$ 405,00</text:p>
          </table:table-cell>
          <table:table-cell table:formula="of:=[$BD.F8]" office:value-type="string" office:string-value="img/bonsai-07.svg" calcext:value-type="string">
            <text:p>img/bonsai-07.svg</text:p>
          </table:table-cell>
          <table:table-cell table:number-columns-repeated="16380"/>
        </table:table-row>
        <table:table-row table:style-name="ro1">
          <table:table-cell table:formula="of:=[$BD.B9]" office:value-type="string" office:string-value="Bonsai Juniperus 22 Anos" calcext:value-type="string">
            <text:p>Bonsai Juniperus 22 Anos</text:p>
          </table:table-cell>
          <table:table-cell table:style-name="ce8" table:formula="of:=[$BD.C9]" office:value-type="currency" office:currency="BRL" office:value="8300" calcext:value-type="currency">
            <text:p>R$ 8.300,00</text:p>
          </table:table-cell>
          <table:table-cell table:style-name="ce8" table:formula="of:=[$BD.C9] - ([$BD.C9] * [$BD.E9] / 100)" office:value-type="currency" office:currency="BRL" office:value="7968" calcext:value-type="currency">
            <text:p>R$ 7.968,00</text:p>
          </table:table-cell>
          <table:table-cell table:formula="of:=[$BD.F9]" office:value-type="string" office:string-value="img/bonsai-08.svg" calcext:value-type="string">
            <text:p>img/bonsai-08.svg</text:p>
          </table:table-cell>
          <table:table-cell table:number-columns-repeated="16380"/>
        </table:table-row>
        <table:table-row table:style-name="ro1">
          <table:table-cell table:formula="of:=[$BD.B10]" office:value-type="string" office:string-value="Bonsai Juniperus 32 Anos" calcext:value-type="string">
            <text:p>Bonsai Juniperus 32 Anos</text:p>
          </table:table-cell>
          <table:table-cell table:style-name="ce8" table:formula="of:=[$BD.C10]" office:value-type="currency" office:currency="BRL" office:value="11850" calcext:value-type="currency">
            <text:p>R$ 11.850,00</text:p>
          </table:table-cell>
          <table:table-cell table:style-name="ce8" table:formula="of:=[$BD.C10] - ([$BD.C10] * [$BD.E10] / 100)" office:value-type="currency" office:currency="BRL" office:value="11494.5" calcext:value-type="currency">
            <text:p>R$ 11.494,50</text:p>
          </table:table-cell>
          <table:table-cell table:formula="of:=[$BD.F10]" office:value-type="string" office:string-value="img/bonsai-09.svg" calcext:value-type="string">
            <text:p>img/bonsai-09.svg</text:p>
          </table:table-cell>
          <table:table-cell table:number-columns-repeated="16380"/>
        </table:table-row>
        <table:table-row table:style-name="ro1">
          <table:table-cell table:formula="of:=[$BD.B11]" office:value-type="string" office:string-value="Bonsai Juniperus 25 Anos" calcext:value-type="string">
            <text:p>Bonsai Juniperus 25 Anos</text:p>
          </table:table-cell>
          <table:table-cell table:style-name="ce8" table:formula="of:=[$BD.C11]" office:value-type="currency" office:currency="BRL" office:value="9900" calcext:value-type="currency">
            <text:p>R$ 9.900,00</text:p>
          </table:table-cell>
          <table:table-cell table:style-name="ce8" table:formula="of:=[$BD.C11] - ([$BD.C11] * [$BD.E11] / 100)" office:value-type="currency" office:currency="BRL" office:value="9603" calcext:value-type="currency">
            <text:p>R$ 9.603,00</text:p>
          </table:table-cell>
          <table:table-cell table:formula="of:=[$BD.F11]" office:value-type="string" office:string-value="img/bonsai-10.svg" calcext:value-type="string">
            <text:p>img/bonsai-10.svg</text:p>
          </table:table-cell>
          <table:table-cell table:number-columns-repeated="16380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2:05:40.639197624</meta:creation-date>
    <meta:generator>LibreOffice/7.4.7.2$Linux_X86_64 LibreOffice_project/40$Build-2</meta:generator>
    <dc:date>2024-05-31T15:48:28.923762349</dc:date>
    <meta:editing-duration>PT59M33S</meta:editing-duration>
    <meta:editing-cycles>31</meta:editing-cycles>
    <meta:document-statistic meta:table-count="2" meta:cell-count="121" meta:object-count="0"/>
  </office:meta>
</office:document-meta>
</file>